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cc99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lasse</text:p>
          </table:table-cell>
          <table:table-cell table:style-name="ce3" office:value-type="string" table:number-columns-spanned="3" table:number-rows-spanned="1">
            <text:p>Critère : Kilométrage perdu</text:p>
          </table:table-cell>
          <table:covered-table-cell table:style-name="ce2"/>
          <table:covered-table-cell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Valeur</text:p>
          </table:table-cell>
          <table:table-cell table:style-name="ce2" office:value-type="string">
            <text:p>%</text:p>
          </table:table-cell>
          <table:table-cell table:style-name="ce2" office:value-type="string">
            <text:p>% cumulé</text:p>
          </table:table-cell>
        </table:table-row>
        <table:table-row table:style-name="ro2">
          <table:table-cell office:value-type="string">
            <text:p>PV</text:p>
          </table:table-cell>
          <table:table-cell office:value-type="float" office:value="2500">
            <text:p>2500</text:p>
          </table:table-cell>
          <table:table-cell table:formula="of:=[.B3]/SUM([.B$3:.B$8])" office:value-type="percentage" office:value="0.304878048780488">
            <text:p>30,49%</text:p>
          </table:table-cell>
          <table:table-cell table:formula="of:=[.C3]" office:value-type="percentage" office:value="0.304878048780488">
            <text:p>30,49%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float" office:value="2200">
            <text:p>2200</text:p>
          </table:table-cell>
          <table:table-cell table:formula="of:=[.B4]/SUM([.B$3:.B$8])" office:value-type="percentage" office:value="0.268292682926829">
            <text:p>26,83%</text:p>
          </table:table-cell>
          <table:table-cell table:formula="of:=[.D3]+[.C4]" office:value-type="percentage" office:value="0.573170731707317">
            <text:p>57,32%</text:p>
          </table:table-cell>
        </table:table-row>
        <table:table-row table:style-name="ro2">
          <table:table-cell office:value-type="string">
            <text:p>PC</text:p>
          </table:table-cell>
          <table:table-cell office:value-type="float" office:value="1300">
            <text:p>1300</text:p>
          </table:table-cell>
          <table:table-cell table:formula="of:=[.B5]/SUM([.B$3:.B$8])" office:value-type="percentage" office:value="0.158536585365854">
            <text:p>15,85%</text:p>
          </table:table-cell>
          <table:table-cell table:formula="of:=[.D4]+[.C5]" office:value-type="percentage" office:value="0.731707317073171">
            <text:p>73,17%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float" office:value="1100">
            <text:p>1100</text:p>
          </table:table-cell>
          <table:table-cell table:formula="of:=[.B6]/SUM([.B$3:.B$8])" office:value-type="percentage" office:value="0.134146341463415">
            <text:p>13,41%</text:p>
          </table:table-cell>
          <table:table-cell table:formula="of:=[.D5]+[.C6]" office:value-type="percentage" office:value="0.865853658536585">
            <text:p>86,59%</text:p>
          </table:table-cell>
        </table:table-row>
        <table:table-row table:style-name="ro2">
          <table:table-cell office:value-type="string">
            <text:p>CD</text:p>
          </table:table-cell>
          <table:table-cell office:value-type="float" office:value="800">
            <text:p>800</text:p>
          </table:table-cell>
          <table:table-cell table:formula="of:=[.B7]/SUM([.B$3:.B$8])" office:value-type="percentage" office:value="0.0975609756097561">
            <text:p>9,76%</text:p>
          </table:table-cell>
          <table:table-cell table:formula="of:=[.D6]+[.C7]" office:value-type="percentage" office:value="0.963414634146342">
            <text:p>96,34%</text:p>
          </table:table-cell>
        </table:table-row>
        <table:table-row table:style-name="ro2">
          <table:table-cell office:value-type="string">
            <text:p>EsP</text:p>
          </table:table-cell>
          <table:table-cell office:value-type="float" office:value="300">
            <text:p>300</text:p>
          </table:table-cell>
          <table:table-cell table:formula="of:=[.B8]/SUM([.B$3:.B$8])" office:value-type="percentage" office:value="0.0365853658536585">
            <text:p>3,66%</text:p>
          </table:table-cell>
          <table:table-cell table:formula="of:=[.D7]+[.C8]" office:value-type="percentage" office:value="1">
            <text:p>100,00%</text:p>
          </table:table-cell>
        </table:table-row>
      </table:table>
      <table:database-ranges>
        <table:database-range table:target-range-address="Feuille1.A2:Feuille1.B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4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3T14:56:06.78</dc:date>
    <dc:creator>Franck OURION</dc:creator>
    <meta:editing-duration>PT01H16M07S</meta:editing-duration>
    <meta:editing-cycles>10</meta:editing-cycles>
    <meta:generator>OpenOffice.org/3.1$Win32 OpenOffice.org_project/310m19$Build-9420</meta:generator>
    <meta:document-statistic meta:table-count="1" meta:cell-count="30" meta:object-count="0"/>
  </office:meta>
</office:document-meta>
</file>